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d89a3" officeooo:paragraph-rsid="001cf41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ded19" officeooo:paragraph-rsid="001ded19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221397" officeooo:paragraph-rsid="00221397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21397" officeooo:paragraph-rsid="0023b2ff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21397" officeooo:paragraph-rsid="002442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0d65"/>
    </style:style>
    <style:style style:name="T3" style:family="text">
      <style:text-properties officeooo:rsid="001fdbb0"/>
    </style:style>
    <style:style style:name="T4" style:family="text">
      <style:text-properties officeooo:rsid="0021b6e3"/>
    </style:style>
    <style:style style:name="T5" style:family="text">
      <style:text-properties officeooo:rsid="00221397"/>
    </style:style>
    <style:style style:name="T6" style:family="text">
      <style:text-properties fo:font-style="italic" fo:font-weight="bold" officeooo:rsid="00221397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officeooo:rsid="00221397" style:font-style-asian="normal" style:font-weight-asian="normal" style:font-style-complex="normal" style:font-weight-complex="normal"/>
    </style:style>
    <style:style style:name="T8" style:family="text">
      <style:text-properties officeooo:rsid="00224bd5"/>
    </style:style>
    <style:style style:name="T9" style:family="text">
      <style:text-properties officeooo:rsid="0023b2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LDMAN, Marcio. <text:span text:style-name="T1">Alteridade e Experiência</text:span>: antropologia e teoria etnográfica. Etnográfica, Vol. X(1), 2006.</text:p>
      <text:p text:style-name="P1"/>
      <text:p text:style-name="P2"><text:tab/>“(…) há sempre duas maneiras de tentar uma definição da antropologia: por compreensão <text:s/>ou por extensão. Quer dizer, seja tentando uma definição conceitual geral, seja indagando o que se faz concretamente, afinal, sob o nome de antropologia.(…<text:span text:style-name="T2">) </text:span>”</text:p>
      <text:p text:style-name="P2"><text:tab/>“<text:span text:style-name="T2">Usando a noção de experiência, tal qual proposta por Lienhardt no início dos anos 60, pretendo discutir a natureza da perspectiva antropológica a partir da relação entre os saberes que os antropólogos criam e manuseiam e aqueles das pessoas com as quais trabalham.”</text:span></text:p>
      <text:p text:style-name="P2"><text:s/><text:tab/><text:span text:style-name="T2">Pierre Clastres: “a antropologia pretende certamente ser uma ciência; no entanto, na medida em que seu objeto sempre foram essas “linguagens estranhas” – a dos índios, dos camponeses, dos operários, das minorias, enfim – ela jamais foi apenas isso. Entre um saber científico sobre os outros e um diálogo com os saberes desses mesmos outros, entre as teorias científicas e as representações ou teorias nativas, nesse espaço se desenrola a história da antropologia”</text:span></text:p>
      <text:p text:style-name="P2"><text:tab/>“<text:span text:style-name="T3">A antropologia é um dos lugares destinados pela razão ocidental para pensar a diferença ou para explicar racionalmente a razão ou a desrazão dos outros. Desse ponto de vista, ela é, sem dúvida, parte do trabalho milenar da razão ocidental para controlar e excluir a diferença. (…) </text:span>Por outro lado, e entretanto, o próprio fato de dedicar-se à diferença nunca é desprovido de conseq<text:span text:style-name="T3">u</text:span>ências e, em lugar de simplesmente digeri-la, a antropologia sempre foi capaz de valorizar essa diferença, sempre foi capaz de ao menos tentar apreendê-la sem suprimi-la, pensá-la em si mesma, como ponto de apoio para impulsionar o pensamento, não como objeto a ser simplesmente explicado – explicação que, aliás, acaba por deter a própria marcha do pensamento.”</text:p>
      <text:p text:style-name="P2"><text:tab/>“(…<text:span text:style-name="T4">) a religião dinka como um todo, ou talvez qualquer religião espelha [imagens] a experiência vivida. Experiência <text:s/>que pode ser a de um indivíduo, de um grupo, de toda uma sociedade; experiência que pode dizer respeito às relações com o cosmos, com a natureza, consigo mesmo, com o grupo.</text:span>”</text:p>
      <text:p text:style-name="P2"><text:tab/>“<text:span text:style-name="T5">Sublinho apenas que a posição de Geertz significa que os antropólogos são um tipo de cientista social para quem a socialidade não é apenas o objeto ou o objetivo da investigação, mas o principal, se não o único, meio de pesquisa. (…) a característica fundamental da antropologia seria o estudo das experiências humanas a partir de uma experiência pessoal.(…) </text:span><text:span text:style-name="T6">alteridade</text:span><text:span text:style-name="T7"> seja a noção ou a questão central da disciplina, o princípio que orienta e inflete, mas também limita, a nossa prática.</text:span>”</text:p>
      <text:p text:style-name="P3"><text:soft-page-break/>Alfred Gell: “(…) se procurássemos o que os antropólogos fazem melhor, sem dúvida encontraríamos estudos de comportamentos, performances, ou discursos aparentemente irracionais. <text:span text:style-name="T8">(…) <text:s/>A antropologia, portanto, tende a focalizar o ‘ato’ no contexto da ‘vida’ do agente. A periodicidade fundamental da antropologia é o ciclo da vida</text:span>”.</text:p>
      <text:p text:style-name="P3"><text:tab/>“(…<text:span text:style-name="T8">) o trabalho do antropólogo pode significar também expandir e aprofundar uma experiência cultural através de outra, estrangeira, praticando uma ‘fecundante corrupção’ ao expandir e enriquecer nossa própria cultura, aprofundando nosso autoquestionamento e colaborando para própria transformação.</text:span>”</text:p>
      <text:p text:style-name="P3"><text:tab/>“(…<text:span text:style-name="T9">) o antropólogo não é nem o cientista cujas teorias transcendem a experiência que ele decidiu partilhar, nem apenas mais um narrador a acrescentar <text:s/>seu relato a todos os demais. (…) é sempre assim que as coisas se dão no campo: nosso saber é diferente daquele dos nativos, não por ser mais objetivo, totalizante ou verdadeiro, mas simplesmente porque decidimos a priori conferir a todas as histórias que escutamos o mesmo valor</text:span>”</text:p>
      <text:p text:style-name="P4"><text:tab/>“A observação participante, que os antropólogos proclamam ser seu método por excelência, não consiste apenas em, de vez em quando, deixar de lado a máquina fotográfica, o lápis e o caderno para participar do que está acontecendo, tomar parte nos jogos dos nativos ou dançar com eles <text:span text:style-name="T9">(…) </text:span>A observação participante significa, pois, muito mais a possibilidade de captar as ações e os discursos em ato do que uma improvável metamorfose em nativo. E consiste, também, no meio privilegiado para a elaboração de teorias etnográficas”</text:p>
      <text:p text:style-name="P5"><text:tab/>“Uma teoria etnográfica procede um pouco à moda do pensamento selvagem: emprega os elementos muito concretos coletados no trabalho de campo e por outros meios a fim de articulá-los em proposições um pouco mais abstratas, capazes de conferir inteligibilidade aos acontecimentos e ao mundo.”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9:36.954274024</meta:creation-date>
    <meta:generator>LibreOffice/6.0.7.3$Linux_X86_64 LibreOffice_project/00m0$Build-3</meta:generator>
    <dc:date>2020-04-07T22:48:44.933291127</dc:date>
    <meta:editing-duration>PT19M30S</meta:editing-duration>
    <meta:editing-cycles>5</meta:editing-cycles>
    <meta:document-statistic meta:table-count="0" meta:image-count="0" meta:object-count="0" meta:page-count="2" meta:paragraph-count="12" meta:word-count="699" meta:character-count="4493" meta:non-whitespace-character-count="3788"/>
  </office:meta>
</office:document-meta>
</file>